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d842" officeooo:paragraph-rsid="0013d842"/>
    </style:style>
    <style:style style:name="P2" style:family="paragraph" style:parent-style-name="Standard">
      <style:text-properties fo:font-size="15pt" fo:font-weight="bold" officeooo:rsid="0013d842" officeooo:paragraph-rsid="0013d842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165a8b" officeooo:paragraph-rsid="00189809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fo:font-weight="bold" officeooo:rsid="001dea64" officeooo:paragraph-rsid="001dea64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233563" officeooo:paragraph-rsid="00233563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2pt" fo:font-weight="normal" officeooo:rsid="00165a8b" officeooo:paragraph-rsid="00165a8b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65a8b" officeooo:paragraph-rsid="0017b7a3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65a8b" officeooo:paragraph-rsid="00189809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65a8b" officeooo:paragraph-rsid="001bb6d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65a8b" officeooo:paragraph-rsid="001d054c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a16c3" officeooo:paragraph-rsid="001a16c3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20d81d" officeooo:paragraph-rsid="0020d81d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21e1f0" officeooo:paragraph-rsid="0021e1f0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b784e" officeooo:paragraph-rsid="001b784e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3dd50" officeooo:paragraph-rsid="0023dd50" style:font-size-asian="12pt" style:font-weight-asian="normal" style:font-size-complex="12pt" style:font-weight-complex="normal"/>
    </style:style>
    <style:style style:name="T1" style:family="text">
      <style:text-properties officeooo:rsid="00156fc9"/>
    </style:style>
    <style:style style:name="T2" style:family="text">
      <style:text-properties officeooo:rsid="0017b7a3"/>
    </style:style>
    <style:style style:name="T3" style:family="text">
      <style:text-properties officeooo:rsid="00189809"/>
    </style:style>
    <style:style style:name="T4" style:family="text">
      <style:text-properties officeooo:rsid="001bb6db"/>
    </style:style>
    <style:style style:name="T5" style:family="text">
      <style:text-properties officeooo:rsid="001d054c"/>
    </style:style>
    <style:style style:name="T6" style:family="text">
      <style:text-properties fo:font-size="15pt" fo:font-weight="bold" officeooo:rsid="001d054c" style:font-size-asian="15pt" style:font-weight-asian="bold" style:font-size-complex="15pt" style:font-weight-complex="bold"/>
    </style:style>
    <style:style style:name="T7" style:family="text">
      <style:text-properties officeooo:rsid="001fa866"/>
    </style:style>
    <style:style style:name="T8" style:family="text">
      <style:text-properties officeooo:rsid="0020d81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Create a collection of people</text:p>
      <text:p text:style-name="P1">&gt; db.people.insert([ {name:[{fname:"Aditi", lname:"Kukde"}], age:19, phn:9657334194, height:[{height:159, uom:"cms"}], hobbies:['swimming','reading']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1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/>
      <text:p text:style-name="P1">&gt; db.people.insert([ {name:[{fname:"B", lname:"Q"}], age:19, phn:9658741235, height:[{height:169, uom:"cms"}], hobbies:['singing','dancing']}, {name:[{fname:"L", lname:"P"}], age:20, phn:8745963214, height:[{height:154, uom:"cms"}], hobbies:['singing','running']}])</text:p>
      <text:p text:style-name="P1"/>
      <text:p text:style-name="P1">&gt; db.people.insert([ {name:[{fname:"I", lname:"H"}], age:21 , phn:9857410236, height:[{height:5.4, uom:"inches"}], hobbies:['sports','dancing']}, {name:[{fname:"H", lname:"O"}], age:19, phn:7896541236, height:[{height:5.9, uom:"inches"}], hobbies:['dancing','running']}, {name:[{fname:"B", lname:"V"}], age:20, phn:8745236974, height:[{height:164, uom:"cms"}], hobbies:['karate','judo']}])</text:p>
      <text:p text:style-name="P1">BulkWriteResult({</text:p>
      <text:p text:style-name="P1"><text:tab/>"writeErrors" : [ ],</text:p>
      <text:p text:style-name="P1"><text:tab/>"writeConcernErrors" : [ ],</text:p>
      <text:p text:style-name="P1"><text:tab/>"nInserted" : 3,</text:p>
      <text:p text:style-name="P1"><text:tab/>"nUpserted" : 0,</text:p>
      <text:p text:style-name="P1"><text:tab/>"nMatched" : 0,</text:p>
      <text:p text:style-name="P1"><text:tab/>"nModified" : 0,</text:p>
      <text:p text:style-name="P1"><text:tab/>"nRemoved" : 0,</text:p>
      <text:p text:style-name="P1"><text:tab/>"upserted" : [ ]</text:p>
      <text:p text:style-name="P1">})</text:p>
      <text:p text:style-name="P1"/>
      <text:p text:style-name="P1"/>
      <text:p text:style-name="P2">2)Read the data from Collection</text:p>
      <text:p text:style-name="P2"/>
      <text:p text:style-name="P1">&gt; db.people.find().pretty();</text:p>
      <text:p text:style-name="P1">{</text:p>
      <text:p text:style-name="P1"><text:tab/>"_id" : ObjectId("5dbec13f07002d0d55467cd6"),</text:p>
      <text:p text:style-name="P1"><text:tab/>"name" : [</text:p>
      <text:p text:style-name="P1"><text:tab/><text:tab/>{</text:p>
      <text:p text:style-name="P1"><text:tab/><text:tab/><text:tab/>"fname" : "Aditi",</text:p>
      <text:p text:style-name="P1"><text:tab/><text:tab/><text:tab/>"lname" : "Kukde"</text:p>
      <text:p text:style-name="P1"><text:tab/><text:tab/>}</text:p>
      <text:p text:style-name="P1"><text:tab/>],</text:p>
      <text:p text:style-name="P1"><text:tab/>"age" : 19,</text:p>
      <text:p text:style-name="P1"><text:tab/>"phn" : 9657334194,</text:p>
      <text:p text:style-name="P1"><text:tab/>"height" : [</text:p>
      <text:p text:style-name="P1"><text:tab/><text:tab/>{</text:p>
      <text:p text:style-name="P1"><text:tab/><text:tab/><text:tab/>"height" : 159,</text:p>
      <text:p text:style-name="P1"><text:tab/><text:tab/><text:tab/>"uom" : "cms"</text:p>
      <text:p text:style-name="P1"><text:soft-page-break/><text:tab/><text:tab/>}</text:p>
      <text:p text:style-name="P1"><text:tab/>],</text:p>
      <text:p text:style-name="P1"><text:tab/>"hobbies" : [</text:p>
      <text:p text:style-name="P1"><text:tab/><text:tab/>"swimming",</text:p>
      <text:p text:style-name="P1"><text:tab/><text:tab/>"reading"</text:p>
      <text:p text:style-name="P1"><text:tab/>]</text:p>
      <text:p text:style-name="P1">}</text:p>
      <text:p text:style-name="P1">{</text:p>
      <text:p text:style-name="P1"><text:tab/>"_id" : ObjectId("5dbec1c107002d0d55467cd7"),</text:p>
      <text:p text:style-name="P1"><text:tab/>"name" : [</text:p>
      <text:p text:style-name="P1"><text:tab/><text:tab/>{</text:p>
      <text:p text:style-name="P1"><text:tab/><text:tab/><text:tab/>"fname" : "B",</text:p>
      <text:p text:style-name="P1"><text:tab/><text:tab/><text:tab/>"lname" : "Q"</text:p>
      <text:p text:style-name="P1"><text:tab/><text:tab/>}</text:p>
      <text:p text:style-name="P1"><text:tab/>],</text:p>
      <text:p text:style-name="P1"><text:tab/>"age" : 19,</text:p>
      <text:p text:style-name="P1"><text:tab/>"phn" : 9658741235,</text:p>
      <text:p text:style-name="P1"><text:tab/>"height" : [</text:p>
      <text:p text:style-name="P1"><text:tab/><text:tab/>{</text:p>
      <text:p text:style-name="P1"><text:tab/><text:tab/><text:tab/>"height" : 169,</text:p>
      <text:p text:style-name="P1"><text:tab/><text:tab/><text:tab/>"uom" : "cms"</text:p>
      <text:p text:style-name="P1"><text:tab/><text:tab/>}</text:p>
      <text:p text:style-name="P1"><text:tab/>],</text:p>
      <text:p text:style-name="P1"><text:tab/>"hobbies" : [</text:p>
      <text:p text:style-name="P1"><text:tab/><text:tab/>"singing",</text:p>
      <text:p text:style-name="P1"><text:tab/><text:tab/>"dancing"</text:p>
      <text:p text:style-name="P1"><text:tab/>]</text:p>
      <text:p text:style-name="P1">}</text:p>
      <text:p text:style-name="P1">{</text:p>
      <text:p text:style-name="P1"><text:tab/>"_id" : ObjectId("5dbec1c107002d0d55467cd8"),</text:p>
      <text:p text:style-name="P1"><text:tab/>"name" : [</text:p>
      <text:p text:style-name="P1"><text:tab/><text:tab/>{</text:p>
      <text:p text:style-name="P1"><text:tab/><text:tab/><text:tab/>"fname" : "L",</text:p>
      <text:p text:style-name="P1"><text:tab/><text:tab/><text:tab/>"lname" : "P"</text:p>
      <text:p text:style-name="P1"><text:tab/><text:tab/>}</text:p>
      <text:p text:style-name="P1"><text:tab/>],</text:p>
      <text:p text:style-name="P1"><text:tab/>"age" : 20,</text:p>
      <text:p text:style-name="P1"><text:tab/>"phn" : 8745963214,</text:p>
      <text:p text:style-name="P1"><text:tab/>"height" : [</text:p>
      <text:p text:style-name="P1"><text:tab/><text:tab/>{</text:p>
      <text:p text:style-name="P1"><text:tab/><text:tab/><text:tab/>"height" : 154,</text:p>
      <text:p text:style-name="P1"><text:tab/><text:tab/><text:tab/>"uom" : "cms"</text:p>
      <text:p text:style-name="P1"><text:tab/><text:tab/>}</text:p>
      <text:p text:style-name="P1"><text:tab/>],</text:p>
      <text:p text:style-name="P1"><text:tab/>"hobbies" : [</text:p>
      <text:p text:style-name="P1"><text:tab/><text:tab/>"singing",</text:p>
      <text:p text:style-name="P1"><text:tab/><text:tab/>"running"</text:p>
      <text:p text:style-name="P1"><text:tab/>]</text:p>
      <text:p text:style-name="P1">}</text:p>
      <text:p text:style-name="P1">{</text:p>
      <text:p text:style-name="P1"><text:tab/>"_id" : ObjectId("5dbec32107002d0d55467cd9"),</text:p>
      <text:p text:style-name="P1"><text:tab/>"name" : [</text:p>
      <text:p text:style-name="P1"><text:soft-page-break/><text:tab/><text:tab/>{</text:p>
      <text:p text:style-name="P1"><text:tab/><text:tab/><text:tab/>"fname" : "I",</text:p>
      <text:p text:style-name="P1"><text:tab/><text:tab/><text:tab/>"lname" : "H"</text:p>
      <text:p text:style-name="P1"><text:tab/><text:tab/>}</text:p>
      <text:p text:style-name="P1"><text:tab/>],</text:p>
      <text:p text:style-name="P1"><text:tab/>"age" : 21,</text:p>
      <text:p text:style-name="P1"><text:tab/>"phn" : 9857410236,</text:p>
      <text:p text:style-name="P1"><text:tab/>"height" : [</text:p>
      <text:p text:style-name="P1"><text:tab/><text:tab/>{</text:p>
      <text:p text:style-name="P1"><text:tab/><text:tab/><text:tab/>"height" : 5.4,</text:p>
      <text:p text:style-name="P1"><text:tab/><text:tab/><text:tab/>"uom" : "inches"</text:p>
      <text:p text:style-name="P1"><text:tab/><text:tab/>}</text:p>
      <text:p text:style-name="P1"><text:tab/>],</text:p>
      <text:p text:style-name="P1"><text:tab/>"hobbies" : [</text:p>
      <text:p text:style-name="P1"><text:tab/><text:tab/>"sports",</text:p>
      <text:p text:style-name="P1"><text:tab/><text:tab/>"dancing"</text:p>
      <text:p text:style-name="P1"><text:tab/>]</text:p>
      <text:p text:style-name="P1">}</text:p>
      <text:p text:style-name="P1">{</text:p>
      <text:p text:style-name="P1"><text:tab/>"_id" : ObjectId("5dbec32107002d0d55467cda"),</text:p>
      <text:p text:style-name="P1"><text:tab/>"name" : [</text:p>
      <text:p text:style-name="P1"><text:tab/><text:tab/>{</text:p>
      <text:p text:style-name="P1"><text:tab/><text:tab/><text:tab/>"fname" : "H",</text:p>
      <text:p text:style-name="P1"><text:tab/><text:tab/><text:tab/>"lname" : "O"</text:p>
      <text:p text:style-name="P1"><text:tab/><text:tab/>}</text:p>
      <text:p text:style-name="P1"><text:tab/>],</text:p>
      <text:p text:style-name="P1"><text:tab/>"age" : 19,</text:p>
      <text:p text:style-name="P1"><text:tab/>"phn" : 7896541236,</text:p>
      <text:p text:style-name="P1"><text:tab/>"height" : [</text:p>
      <text:p text:style-name="P1"><text:tab/><text:tab/>{</text:p>
      <text:p text:style-name="P1"><text:tab/><text:tab/><text:tab/>"height" : 5.9,</text:p>
      <text:p text:style-name="P1"><text:tab/><text:tab/><text:tab/>"uom" : "inches"</text:p>
      <text:p text:style-name="P1"><text:tab/><text:tab/>}</text:p>
      <text:p text:style-name="P1"><text:tab/>],</text:p>
      <text:p text:style-name="P1"><text:tab/>"hobbies" : [</text:p>
      <text:p text:style-name="P1"><text:tab/><text:tab/>"dancing",</text:p>
      <text:p text:style-name="P1"><text:tab/><text:tab/>"running"</text:p>
      <text:p text:style-name="P1"><text:tab/>]</text:p>
      <text:p text:style-name="P1">}</text:p>
      <text:p text:style-name="P1">{</text:p>
      <text:p text:style-name="P1"><text:tab/>"_id" : ObjectId("5dbec32107002d0d55467cdb"),</text:p>
      <text:p text:style-name="P1"><text:tab/>"name" : [</text:p>
      <text:p text:style-name="P1"><text:tab/><text:tab/>{</text:p>
      <text:p text:style-name="P1"><text:tab/><text:tab/><text:tab/>"fname" : "B",</text:p>
      <text:p text:style-name="P1"><text:tab/><text:tab/><text:tab/>"lname" : "V"</text:p>
      <text:p text:style-name="P1"><text:tab/><text:tab/>}</text:p>
      <text:p text:style-name="P1"><text:tab/>],</text:p>
      <text:p text:style-name="P1"><text:tab/>"age" : 20,</text:p>
      <text:p text:style-name="P1"><text:tab/>"phn" : 8745236974,</text:p>
      <text:p text:style-name="P1"><text:tab/>"height" : [</text:p>
      <text:p text:style-name="P1"><text:tab/><text:tab/>{</text:p>
      <text:p text:style-name="P1"><text:tab/><text:tab/><text:tab/>"height" : 164,</text:p>
      <text:p text:style-name="P1"><text:soft-page-break/><text:tab/><text:tab/><text:tab/>"uom" : "cms"</text:p>
      <text:p text:style-name="P1"><text:tab/><text:tab/>}</text:p>
      <text:p text:style-name="P1"><text:tab/>],</text:p>
      <text:p text:style-name="P1"><text:tab/>"hobbies" : [</text:p>
      <text:p text:style-name="P1"><text:tab/><text:tab/>"karate",</text:p>
      <text:p text:style-name="P1"><text:tab/><text:tab/>"judo"</text:p>
      <text:p text:style-name="P1"><text:tab/>]</text:p>
      <text:p text:style-name="P1">}</text:p>
      <text:p text:style-name="P2">&gt; </text:p>
      <text:p text:style-name="P2"><text:tab/>2.1)students with height greater than 158 <text:span text:style-name="T1">and age is less than 20</text:span></text:p>
      <text:p text:style-name="P6">&gt; db.people.find({ "height.height" : {$gt: 158}, "age": {$lte: 20} })</text:p>
      <text:p text:style-name="P6">{ "_id" : ObjectId("5dbec13f07002d0d55467cd6"), "name" : [ { "fname" : "Aditi", "lname" : "Kukde" } ], "age" : 19, "phn" : 9657334194, "height" : [ { "height" : 159, "uom" : "cms" } ], "hobbies" : [ "swimming", "reading" ] }</text:p>
      <text:p text:style-name="P6">{ "_id" : ObjectId("5dbec1c107002d0d55467cd7"), "name" : [ { "fname" : "B", "lname" : "Q" } ], "age" : 19, "phn" : 9658741235, "height" : [ { "height" : 169, "uom" : "cms" } ], "hobbies" : [ "singing", "dancing" ] }</text:p>
      <text:p text:style-name="P7">{ "_id" : ObjectId("5dbec32</text:p>
      <text:p text:style-name="P7">107002d0d55467cdb"), "name" : [ { "fname" : "B", "lname" : "V" } ], "age" : 20, "phn" : 8745236974, "height" : [ { "height" : 164, "uom" : "cms" } ], "hobbies" : [ "karate", "judo" ] }</text:p>
      <text:p text:style-name="P7">&gt;</text:p>
      <text:p text:style-name="P7"/>
      <text:p text:style-name="P3"><text:span text:style-name="T2">2.2)fname=B anh height &gt;159 or &lt;164</text:span></text:p>
      <text:p text:style-name="P11">&gt; db.people.find({</text:p>
      <text:p text:style-name="P11">... "name.fname": "B",</text:p>
      <text:p text:style-name="P11">... $or: [{"height.height": {$gt: 150}},{"height.height" : {$lt: 170}}]</text:p>
      <text:p text:style-name="P11">... })</text:p>
      <text:p text:style-name="P11">{ "_id" : ObjectId("5dbec1c107002d0d55467cd7"), "name" : [ { "fname" : "B", "lname" : "Q" } ], "age" : 19, "phn" : 9658741235, "height" : [ { "height" : 169, "uom" : "cms" } ], "hobbies" : [ "singing", "dancing" ] }</text:p>
      <text:p text:style-name="P11">{ "_id" : ObjectId("5dbec32107002d0d55467cdb"), "name" : [ { "fname" : "B", "lname" : "V" } ], "age" : 20, "phn" : 8745236974, "height" : [ { "height" : 164, "uom" : "cms" } ], "hobbies" : [ "karate", "judo" ] }</text:p>
      <text:p text:style-name="P11">&gt; </text:p>
      <text:p text:style-name="P3"><text:span text:style-name="T3">2.3)hobbies=dancing and age&gt;=18</text:span></text:p>
      <text:p text:style-name="P11">&gt; db.people.find({</text:p>
      <text:p text:style-name="P11">... hobbies:"dancing",</text:p>
      <text:p text:style-name="P11">... age:{$gt: 18}</text:p>
      <text:p text:style-name="P11">... })</text:p>
      <text:p text:style-name="P11">{ "_id" : ObjectId("5dbec1c107002d0d55467cd7"), "name" : [ { "fname" : "B", "lname" : "Q" } ], "age" : 19, "phn" : 9658741235, "height" : [ { "height" : 169, "uom" : "cms" } ], "hobbies" : [ "singing", "dancing" ] }</text:p>
      <text:p text:style-name="P11">{ "_id" : ObjectId("5dbec32107002d0d55467cd9"), "name" : [ { "fname" : "I", "lname" : "H" } ], "age" : 21, "phn" : 9857410236, "height" : [ { "height" : 5.4, "uom" : "inches" } ], "hobbies" : [ "sports", "dancing" ] }</text:p>
      <text:p text:style-name="P11">{ "_id" : ObjectId("5dbec32107002d0d55467cda"), "name" : [ { "fname" : "H", "lname" : "O" } ], "age" : 19, "phn" : 7896541236, "height" : [ { "height" : 5.9, "uom" : "inches" } ], "hobbies" : [ "dancing", "running" ] }</text:p>
      <text:p text:style-name="P11">&gt; </text:p>
      <text:p text:style-name="P3"/>
      <text:p text:style-name="P3"/>
      <text:p text:style-name="P3"><text:soft-page-break/><text:span text:style-name="T3">2.4)height.uom=inches sorted in ascending order</text:span></text:p>
      <text:p text:style-name="P14">&gt; db.people.find({ "height.uom": "inches" }).sort({"name.fname": -1}).limit(4)</text:p>
      <text:p text:style-name="P14">{ "_id" : ObjectId("5dbec32107002d0d55467cd9"), "name" : [ { "fname" : "I", "lname" : "H" } ], "age" : 21, "phn" : 9857410236, "height" : [ { "height" : 5.4, "uom" : "inches" } ], "hobbies" : [ "sports", "dancing" ] }</text:p>
      <text:p text:style-name="P14">{ "_id" : ObjectId("5dbec32107002d0d55467cda"), "name" : [ { "fname" : "H", "lname" : "O" } ], "age" : 19, "phn" : 7896541236, "height" : [ { "height" : 5.9, "uom" : "inches" } ], "hobbies" : [ "dancing", "running" ] }</text:p>
      <text:p text:style-name="P14">&gt; </text:p>
      <text:p text:style-name="P8"/>
      <text:p text:style-name="P3"><text:span text:style-name="T3">2.5)maximum age student</text:span></text:p>
      <text:p text:style-name="P3"/>
      <text:p text:style-name="P3"><text:span text:style-name="T3">2.6)sorted according to height</text:span></text:p>
      <text:p text:style-name="P9"><text:span text:style-name="T4">&gt; db.people.find({}).sort({"height.height": 1})</text:span></text:p>
      <text:p text:style-name="P9"><text:span text:style-name="T4">{ "_id" : ObjectId("5dbec32107002d0d55467cd9"), "name" : [ { "fname" : "I", "lname" : "H" } ], "age" : 21, "phn" : 9857410236, "height" : [ { "height" : 5.4, "uom" : "inches" } ], "hobbies" : [ "sports", "dancing" ] }</text:span></text:p>
      <text:p text:style-name="P9"><text:span text:style-name="T4">{ "_id" : ObjectId("5dbec32107002d0d55467cda"), "name" : [ { "fname" : "H", "lname" : "O" } ], "age" : 19, "phn" : 7896541236, "height" : [ { "height" : 5.9, "uom" : "inches" } ], "hobbies" : [ "dancing", "running" ] }</text:span></text:p>
      <text:p text:style-name="P9"><text:span text:style-name="T4">{ "_id" : ObjectId("5dbec1c107002d0d55467cd8"), "name" : [ { "fname" : "L", "lname" : "P" } ], "age" : 20, "phn" : 8745963214, "height" : [ { "height" : 154, "uom" : "cms" } ], "hobbies" : [ "singing", "running" ] }</text:span></text:p>
      <text:p text:style-name="P9"><text:span text:style-name="T4">{ "_id" : ObjectId("5dbec13f07002d0d55467cd6"), "name" : [ { "fname" : "Aditi", "lname" : "Kukde" } ], "age" : 19, "phn" : 9657334194, "height" : [ { "height" : 159, "uom" : "cms" } ], "hobbies" : [ "swimming", "reading" ] }</text:span></text:p>
      <text:p text:style-name="P9"><text:span text:style-name="T4">{ "_id" : ObjectId("5dbec32107002d0d55467cdb"), "name" : [ { "fname" : "B", "lname" : "V" } ], "age" : 20, "phn" : 8745236974, "height" : [ { "height" : 164, "uom" : "cms" } ], "hobbies" : [ "karate", "judo" ] }</text:span></text:p>
      <text:p text:style-name="P9"><text:span text:style-name="T4">{ "_id" : ObjectId("5dbec1c107002d0d55467cd7"), "name" : [ { "fname" : "B", "lname" : "Q" } ], "age" : 19, "phn" : 9658741235, "height" : [ { "height" : 169, "uom" : "cms" } ], "hobbies" : [ "singing", "dancing" ] }</text:span></text:p>
      <text:p text:style-name="P10"><text:span text:style-name="T4">&gt; </text:span></text:p>
      <text:p text:style-name="P10"/>
      <text:p text:style-name="P10"><text:span text:style-name="T6">3)Update Operations</text:span><text:span text:style-name="T5"> <text:s/></text:span><text:s/></text:p>
      <text:p text:style-name="P4">3.1)<text:span text:style-name="T7">set hobby=singing to playing for height&gt;165</text:span></text:p>
      <text:p text:style-name="P12">&gt; db.people.update(</text:p>
      <text:p text:style-name="P12">... {"height.height" : {$gt: 165}, "hobbies":"singing"},</text:p>
      <text:p text:style-name="P12">... {$set : {"hobbies.$": "playing"}},</text:p>
      <text:p text:style-name="P12">... {multi:true}</text:p>
      <text:p text:style-name="P12">... )</text:p>
      <text:p text:style-name="P12">WriteResult({ "nMatched" : 1, "nUpserted" : 0, "nModified" : 1 })</text:p>
      <text:p text:style-name="P12">&gt; db.people.find({hobbies: "playing"})</text:p>
      <text:p text:style-name="P12">{ "_id" : ObjectId("5dbec1c107002d0d55467cd7"), "name" : [ { "fname" : "B", "lname" : "Q" } ], "age" : 19, "phn" : 9658741235, "height" : [ { "height" : 169, "uom" : "cms" } ], "hobbies" : [ "playing", "dancing" ] }</text:p>
      <text:p text:style-name="P12">&gt; db.people.find({hobbies: "singing"})</text:p>
      <text:p text:style-name="P12">{ "_id" : ObjectId("5dbec1c107002d0d55467cd8"), "name" : [ { "fname" : "L", "lname" : "P" } ], "age" : 20, "phn" : 8745963214, "height" : [ { "height" : 154, "uom" : "cms" } ], "hobbies" : [ "singing", "running" ] }</text:p>
      <text:p text:style-name="P12">&gt; </text:p>
      <text:p text:style-name="P4"><text:soft-page-break/>3.2)<text:span text:style-name="T7">for fname=”b” add a field satus</text:span></text:p>
      <text:p text:style-name="P12">&gt; db.people.update(</text:p>
      <text:p text:style-name="P12">... {"name.fname" : "B", "name.lname" : "V"},</text:p>
      <text:p text:style-name="P12">... {$set : {status: "not unique"}},</text:p>
      <text:p text:style-name="P12">... {upsert: true}</text:p>
      <text:p text:style-name="P12">... )</text:p>
      <text:p text:style-name="P12">WriteResult({ "nMatched" : 1, "nUpserted" : 0, "nModified" : 1 })</text:p>
      <text:p text:style-name="P12">&gt; db.people.find({"name.fname": "B"})</text:p>
      <text:p text:style-name="P12">{ "_id" : ObjectId("5dbec1c107002d0d55467cd7"), "name" : [ { "fname" : "B", "lname" : "Q" } ], "age" : 19, "phn" : 9658741235, "height" : [ { "height" : 169, "uom" : "cms" } ], "hobbies" : [ "playing", "dancing" ] }</text:p>
      <text:p text:style-name="P12">{ "_id" : ObjectId("5dbec32107002d0d55467cdb"), "name" : [ { "fname" : "B", "lname" : "V" } ], "age" : 20, "phn" : 8745236974, "height" : [ { "height" : 164, "uom" : "cms" } ], "hobbies" : [ "karate", "judo" ], "status" : "not unique" }</text:p>
      <text:p text:style-name="P12">&gt; </text:p>
      <text:p text:style-name="P4">3.3)<text:span text:style-name="T8">use $inc to increase age </text:span></text:p>
      <text:p text:style-name="P13">&gt; db.people.update( {"name.fname" : "Aditi"}, {$inc: { age: 2} } )</text:p>
      <text:p text:style-name="P13">WriteResult({ "nMatched" : 1, "nUpserted" : 0, "nModified" : 1 })</text:p>
      <text:p text:style-name="P13">&gt; db.people.find({"name.fname": "Aditi"})</text:p>
      <text:p text:style-name="P13">{ "_id" : ObjectId("5dbec13f07002d0d55467cd6"), "name" : [ { "fname" : "Aditi", "lname" : "Kukde" } ], "age" : 21, "phn" : 9657334194, "height" : [ { "height" : 159, "uom" : "cms" } ], "hobbies" : [ "swimming", "reading" ] }</text:p>
      <text:p text:style-name="P13">&gt; </text:p>
      <text:p text:style-name="P13"/>
      <text:p text:style-name="P5">4)Delete Operations</text:p>
      <text:p text:style-name="P15">&gt; db.people.remove({"name.lname": "H"}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6:48:42.814949065</meta:creation-date>
    <meta:generator>LibreOffice/5.1.6.2$Linux_X86_64 LibreOffice_project/10m0$Build-2</meta:generator>
    <dc:date>2019-11-03T21:03:49.699493862</dc:date>
    <meta:editing-duration>PT57M53S</meta:editing-duration>
    <meta:editing-cycles>6</meta:editing-cycles>
    <meta:document-statistic meta:table-count="0" meta:image-count="0" meta:object-count="0" meta:page-count="6" meta:paragraph-count="224" meta:word-count="1433" meta:character-count="8662" meta:non-whitespace-character-count="7226"/>
  </office:meta>
</office:document-meta>
</file>